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 style:data-style-name="N2" text:time-value="12:27:38.95426625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07T12:41:14.657089085</dc:date>
    <meta:editing-duration>PT2H14M22S</meta:editing-duration>
    <meta:editing-cycles>19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200" meta:object-count="0"/>
  </office:meta>
</office:document-meta>
</file>